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enes_freq_accuracy_higher_0.8182_size_3__2017_11_19__21_34_36_853207" table:style-name="ta1">
        <table:shapes>
          <draw:frame draw:z-index="0" draw:style-name="gr1" draw:text-style-name="P1" svg:width="259.55mm" svg:height="138.85mm" svg:x="150.47mm" svg:y="15.8mm">
            <loext:p draw:notify-on-update-of-ranges="'genes_freq_accuracy_higher_0.8182_size_3__2017_11_19__21_34_36_853207'.B6:'genes_freq_accuracy_higher_0.8182_size_3__2017_11_19__21_34_36_853207'.B2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<text:s/>frequ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330_ADH1</text:p>
          </table:table-cell>
          <table:table-cell office:value-type="float" office:value="6025" calcext:value-type="float">
            <text:p>6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69_BSA</text:p>
          </table:table-cell>
          <table:table-cell office:value-type="float" office:value="967" calcext:value-type="float">
            <text:p>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__P00761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859_IGHG2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09_SERPINA1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924_ENO1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675_FGB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228_CST2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f&gt;N_features</text:p>
          </table:table-cell>
        </table:table-row>
        <table:table-row table:style-name="ro1">
          <table:table-cell office:value-type="string" calcext:value-type="string">
            <text:p>B7Z6Z4_MYL6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NQ38_3_SPINK5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RHG6_TBCA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429_ANXA3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C0L5_C4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0174_TPI1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37_CST1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733_ENO1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5386_RPLP1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WZM2_RNASET2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717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2209_PGD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9879_HIST1H2BM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87_TF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2314_UBA1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UKR3_KLK13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23_A2M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JV77_AHSG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BRA2_TXNDC17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NZL9_MAT2B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24_C3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861_IGHG4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75083_WDR1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4697_2_GANAB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90_HPX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603_CFH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63_ORM1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075_2_ALDOA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1149_RAB7A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412_HIST1H1E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KPA1_CRISP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616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2942_FKBP1A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6R8F3_LCN2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75B6P5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__P01966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264_KRT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8032_ACTC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622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8871_HBB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671_FGA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396_GSN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8TAX7_MUC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WT59_TTR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3261_ACTG1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WW89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004_VTN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A0MTS2_GPI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AK88_CAPZB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15145_ARPC3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960_LTA4H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2079_LPO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P5S2_C6orf5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0044_PRDX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00391_QSOX1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558_PGK1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688_CEACAM1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4158_PRTN3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9823_ITIH2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__P35527_KRT9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00299_CLIC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238_HSP90AB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518_CAP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UGM3_6_DMBT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273_PIP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WVW2_IGHG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5164_3_MPO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4550_AKR1A1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4174_MIF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4618_PKM2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MDF5_RAN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__P02768_1_ALB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454_PTMA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3973_SLPI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PK25_CFL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738_HP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107_HSPA1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WX49_IGLL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1160_2_ACTR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9508_SERPINB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76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Y6R7_FCGBP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1333_FLNA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9905_HBA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75B6R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15511_2_ARPC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702_S100A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6401_HIST1H1B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2937_PPIA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53_RBP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900_2_HSP90AA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949_S100A1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4974_KPNB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00764_PDXK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8325_CST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8417_GSTO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WZW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080_CSTB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246_ELANE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2328_TMSB4X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9536_VAT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3381_WAR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EX29_YWHAZ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7837_TALDO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6DA0_ZG16B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429_HMGB1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792_HSPB1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2258_YWHAE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491_PNP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8669_PGAM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413_2_G6PD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3707_ACTN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62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153_RAC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42_2_KNG1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3280_CA6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450_CP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870_KLK1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__P13646_1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469_FABP5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8188_TGM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YBX6_UBE2V2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947_SFN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899_4_GNAI2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33_TIMP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5109_S100A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6038_MSN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JC84_FGG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8074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797_PLS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647_APOA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1158_ACTR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2Q12_NME1_NME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215_2_ITGAM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6402_HIST1H1D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A0MS1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__P13645_KRT1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2566_ARHGDIB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__P02538_KRT6A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814_3_ACTN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5579_MYH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78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6403_HIST1H1C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0061_TCN1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151_S100A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8371_TUBB4B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8431_HIST1H3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489_GPB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UBG3_CRNN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60_AMBP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59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2894_MMP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9961_AMY2B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4847_LASP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858_PFKL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314_IGKV4_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196_HRG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7802_2_TAGLN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9HW75_NUCB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__P08779_KRT1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34_CST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040_CAT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HD89_RETN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08_SERPINC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UBX7_3_KLK1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WZH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0160_AZU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8TDL5_BPIFB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406_GAPDH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108_6_DBI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HC84_MUC5B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753_2_TPM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814_SMR3B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237_P4HB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745_AMY1A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382_LGALS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339_CTSD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WV23_SH3BGRL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876_IGHA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3284_PPIB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7654_TFF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X2C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670_VIM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60888_2_CUTA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591_IGJ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3313_TMSB1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76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025_LCN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1586_RHOA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WSX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217_A1BG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931_LGALS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8380_LGALS3BP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__Q3MHH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95274_LYPD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737_PFN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311_CTSG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1769_B2M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BQR3_PRSS2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9971_2_TYMP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858_CTSB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571_CD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5321_SPRR1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2805_HIST1H4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UG63_2_ABCF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95336_PG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77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50_LRG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083_ANXA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280_PRB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0101_PDIA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0395_GDI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WV47_IGHG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87X13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62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833_PIGR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142_HSPA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146_CORO1A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6DR5_BPIFA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88_LTF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5786_NPEPP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909_2_CLU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174_GOT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413_DSG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BRF8_CPPED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UIV8_SERPINB1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75B6L0_IGLC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__P60712_ACTB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59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877_IGHA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5311_AZGP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2907_CAPZA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EQR4_EZ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338_3_LDHA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7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021_HSPA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4780_MMP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946_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9998_3_ARPC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1626_LYZ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796_LCP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0618_PSMB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0740_SERPINB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2926_DSG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9665_DEFA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4508_WFDC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33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E1Z4_CFB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996_THBS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6952_SERPINB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0121_CAPG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3634_CTSC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487_DSC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4CN2_CLCA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0925_3_MDH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C0S8_HIST1H2AG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8510_2_IL1RN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5058_PLTP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2532_SPRR2D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8N4F0_BPIFB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9UBC9_SPRR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6830_PRDX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211_GSTP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75594_PGLYRP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9401_2_TK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8D86_CCDC102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A024R6X1_CES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576_ATP5B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0838_ALDH3A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36_CST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K2U0_A2ML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RF35_G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599_TX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genes_freq_accuracy_higher_0.8182_size_3__2017_11_19__21_34_36_853207'.A2:'genes_freq_accuracy_higher_0.8182_size_3__2017_11_19__21_34_36_853207'.AMJ28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1:33:56.402090657</dc:date>
    <meta:editing-duration>PT2M3S</meta:editing-duration>
    <meta:editing-cycles>1</meta:editing-cycles>
    <meta:document-statistic meta:table-count="1" meta:cell-count="5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56cm" svg:height="13.886cm" xlink:href=".." xlink:type="simple" chart:class="chart:line" chart:style-name="ch1">
        <chart:legend chart:legend-position="end" svg:x="23.104cm" svg:y="6.644cm" style:legend-expansion="high" chart:style-name="ch2"/>
        <chart:plot-area chart:style-name="ch3" table:cell-range-address="'genes_freq_accuracy_higher_0.8182_size_3__2017_11_19__21_34_36_853207'.B6:'genes_freq_accuracy_higher_0.8182_size_3__2017_11_19__21_34_36_853207'.B282" svg:x="0.519cm" svg:y="0.277cm" svg:width="22.066cm" svg:height="13.332cm">
          <chartooo:coordinate-region svg:x="1.326cm" svg:y="0.398cm" svg:width="21.259cm" svg:height="12.2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s_freq_accuracy_higher_0.8182_size_3__2017_11_19__21_34_36_853207'.B6:'genes_freq_accuracy_higher_0.8182_size_3__2017_11_19__21_34_36_853207'.B282" chart:class="chart:line">
            <chart:data-point chart:repeated="36"/>
            <chart:data-point chart:style-name="ch7"/>
            <chart:data-point/>
            <chart:data-point chart:style-name="ch7" chart:repeated="2"/>
            <chart:data-point chart:repeated="2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">
                <text:p>363</text:p>
                <draw:g>
                  <svg:desc>'genes_freq_accuracy_higher_0.8182_size_3__2017_11_19__21_34_36_853207'.B6:'genes_freq_accuracy_higher_0.8182_size_3__2017_11_19__21_34_36_853207'.B2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